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EF000000F25748C0DD65FAEF03.png" manifest:media-type="image/png"/>
  <manifest:file-entry manifest:full-path="Pictures/10000201000001350000011E5794EB1D0A54769F.png" manifest:media-type="image/png"/>
  <manifest:file-entry manifest:full-path="Pictures/100002010000013500000120D0FAC8567E1CEE9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95cm" fo:min-width="4.9cm"/>
    </style:style>
    <style:style style:name="gr3" style:family="graphic" style:parent-style-name="standard">
      <style:graphic-properties draw:textarea-horizontal-align="justify" draw:textarea-vertical-align="middle" draw:auto-grow-height="false" fo:min-height="3.05cm" fo:min-width="4.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95cm" fo:min-width="4.2cm"/>
    </style:style>
    <style:style style:name="gr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ffff" draw:opacity="0%" draw:opacity-name="" draw:textarea-horizontal-align="justify" draw:textarea-vertical-align="middle" draw:auto-grow-height="false" fo:min-height="18.75cm" fo:min-width="27.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start"/>
    </style:style>
    <style:style style:name="P4" style:family="paragraph">
      <style:paragraph-properties fo:margin-left="0.6cm" fo:margin-right="0cm" fo:text-align="start" fo:text-indent="0cm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 draw:opacity="0%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xml:id="id1" draw:id="id1" draw:layer="layout" svg:width="3.4cm" svg:height="3.442cm" svg:x="4.8cm" svg:y="1.9cm">
          <draw:image xlink:href="Pictures/10000201000000EF000000F25748C0DD65FAEF03.png" xlink:type="simple" xlink:show="embed" xlink:actuate="onLoad">
            <text:p/>
          </draw:image>
        </draw:frame>
        <draw:custom-shape draw:style-name="gr2" draw:text-style-name="P2" xml:id="id3" draw:id="id3" draw:layer="layout" svg:width="5.4cm" svg:height="2.2cm" svg:x="2.2cm" svg:y="7.7cm">
          <text:p text:style-name="P2"><text:span text:style-name="T1">Selección de SG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2" draw:id="id2" draw:layer="layout" svg:width="5cm" svg:height="3.3cm" svg:x="10.3cm" svg:y="7.1cm">
          <text:p text:style-name="P3"><text:span text:style-name="T1">Selección de:</text:span></text:p>
          <text:p text:style-name="P4"><text:span text:style-name="T1">*Plantilla</text:span></text:p>
          <text:p text:style-name="P4"><text:span text:style-name="T1">*Tabla</text:span></text:p>
          <text:p text:style-name="P4"><text:span text:style-name="T1">*Clave</text:span></text:p>
          <text:p text:style-name="P4"><text:span text:style-name="T1">*Salida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8.2cm" svg:y1="3.621cm" svg:x2="12.8cm" svg:y2="7.1cm" draw:start-shape="id1" draw:start-glue-point="1" draw:end-shape="id2" draw:end-glue-point="0" svg:d="M8200 3621l4600 3479" svg:viewBox="0 0 4601 3480">
          <text:p text:style-name="P1">Carga tablas</text:p>
        </draw:connector>
        <draw:connector draw:style-name="gr5" draw:text-style-name="P6" draw:layer="layout" draw:type="line" svg:x1="4.9cm" svg:y1="7.7cm" svg:x2="6.5cm" svg:y2="5.342cm" draw:start-shape="id3" draw:start-glue-point="0" draw:end-shape="id1" svg:d="M4900 7700l1600-2358" svg:viewBox="0 0 1601 2359">
          <text:p/>
        </draw:connector>
        <draw:custom-shape draw:style-name="gr6" draw:text-style-name="P2" xml:id="id4" draw:id="id4" draw:layer="layout" svg:width="4.7cm" svg:height="3.2cm" svg:x="17.5cm" svg:y="7.2cm">
          <text:p text:style-name="P1"><text:span text:style-name="T1">Generación </text:span></text:p>
          <text:p text:style-name="P1"><text:span text:style-name="T1">de código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5.3cm" svg:y1="8.75cm" svg:x2="17.5cm" svg:y2="8.8cm" draw:start-shape="id2" draw:start-glue-point="1" draw:end-shape="id4" draw:end-glue-point="3" svg:d="M15300 8750l2200 50" svg:viewBox="0 0 2201 51">
          <text:p/>
        </draw:connector>
        <draw:frame draw:style-name="gr7" draw:text-style-name="P1" xml:id="id5" draw:id="id5" draw:layer="layout" svg:width="4.322cm" svg:height="4cm" svg:x="17.7cm" svg:y="1.3cm">
          <draw:image xlink:href="Pictures/10000201000001350000011E5794EB1D0A54769F.png" xlink:type="simple" xlink:show="embed" xlink:actuate="onLoad">
            <text:p text:style-name="P1">Plantillas</text:p>
          </draw:image>
        </draw:frame>
        <draw:connector draw:style-name="gr5" draw:text-style-name="P6" draw:layer="layout" draw:type="line" svg:x1="19.861cm" svg:y1="5.3cm" svg:x2="19.85cm" svg:y2="7.2cm" draw:start-shape="id5" draw:start-glue-point="2" draw:end-shape="id4" draw:end-glue-point="0" svg:d="M19861 5300l-11 1900" svg:viewBox="0 0 12 1901">
          <text:p/>
        </draw:connector>
        <draw:connector draw:style-name="gr5" draw:text-style-name="P6" draw:layer="layout" draw:type="line" svg:x1="7.6cm" svg:y1="8.8cm" svg:x2="10.3cm" svg:y2="8.75cm" draw:start-shape="id3" draw:start-glue-point="1" draw:end-shape="id2" svg:d="M7600 8800l2700-50" svg:viewBox="0 0 2701 51">
          <text:p/>
        </draw:connector>
        <draw:frame draw:style-name="gr7" draw:text-style-name="P1" xml:id="id6" draw:id="id6" draw:layer="layout" svg:width="5.5cm" svg:height="5.126cm" svg:x="17.1cm" svg:y="13.274cm">
          <draw:image xlink:href="Pictures/100002010000013500000120D0FAC8567E1CEE97.png" xlink:type="simple" xlink:show="embed" xlink:actuate="onLoad">
            <text:p text:style-name="P1">Código</text:p>
            <text:p text:style-name="P1">Generado</text:p>
          </draw:image>
        </draw:frame>
        <draw:connector draw:style-name="gr5" draw:text-style-name="P6" draw:layer="layout" draw:type="line" svg:x1="19.85cm" svg:y1="10.4cm" svg:x2="19.85cm" svg:y2="13.274cm" draw:start-shape="id4" draw:start-glue-point="2" draw:end-shape="id6" svg:d="M19850 10400v2874" svg:viewBox="0 0 1 2875">
          <text:p/>
        </draw:connector>
        <draw:custom-shape draw:style-name="gr8" draw:text-style-name="P7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opacity draw:name="Transparency_20_1" draw:display-name="Transparency 1" draw:style="rectangular" draw:cx="50%" draw:cy="50%" draw:start="100%" draw:end="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5T00:00:28.348000000</meta:creation-date>
    <dc:date>2018-06-15T00:48:58.649000000</dc:date>
    <meta:editing-duration>PT28M8S</meta:editing-duration>
    <meta:editing-cycles>1</meta:editing-cycles>
    <meta:document-statistic meta:object-count="13"/>
    <meta:generator>LibreOffice/5.4.3.2$Windows_X86_64 LibreOffice_project/92a7159f7e4af62137622921e809f8546db437e5</meta:generator>
    <meta:user-defined meta:name="JOINKINDREQ">None</meta:user-defined>
    <meta:user-defined meta:name="L2OSTATE">{'PERPCTRL': False, 'TANCTRL': False, 'INTERCTRL': False, 'ENDCTRL': False, 'MIDCTRL': False}</meta:user-defined>
    <meta:user-defined meta:name="ORTHOMODE" meta:value-type="boolean">false</meta:user-defined>
    <meta:user-defined meta:name="REPEATMODE" meta:value-type="boolean">false</meta:user-defined>
  </office:meta>
</office:document-meta>
</file>